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Factory.convert( QName targetElmtType , Element sourceEndpoi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ndpointFactory.convertToWSA( MutableEndpoin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Factory.createEndpoint( Element endpointElm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